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D206B32010928CC5.png" manifest:media-type="image/png"/>
  <manifest:file-entry manifest:full-path="Pictures/1000000000000780000004382BC7A2FE2190471C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Mono2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1.55cm" fo:min-width="8.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draw:auto-grow-height="true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title">
      <style:graphic-properties fo:min-height="2.572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Courier 10 Pitch2" fo:font-size="32pt" style:font-size-asian="32pt" style:font-size-complex="32pt"/>
    </style:style>
    <style:style style:name="P4" style:family="paragraph">
      <loext:graphic-properties draw:fill-color="#ffffff"/>
      <style:text-properties style:font-name="Courier 10 Pitch1" style:font-name-asian="Courier 10 Pitch1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name="Noto Mono1" style:font-name-asian="微软雅黑 Light1"/>
    </style:style>
    <style:style style:name="T2" style:family="text">
      <style:text-properties style:font-name="Noto Mono1" style:font-name-asian="微软雅黑 Light1" style:font-size-asian="32pt"/>
    </style:style>
    <style:style style:name="T3" style:family="text">
      <style:text-properties style:font-name="Noto Mono1" fo:font-size="32pt" style:font-name-asian="微软雅黑 Light1" style:font-size-asian="32pt" style:font-size-complex="32pt"/>
    </style:style>
    <style:style style:name="T4" style:family="text">
      <style:text-properties fo:color="#00508f" style:font-name="Noto Mono1" style:font-name-asian="微软雅黑 Light1"/>
    </style:style>
    <style:style style:name="T5" style:family="text">
      <style:text-properties fo:color="#94070a" style:font-name="Noto Mono1" style:font-name-asian="微软雅黑 Light1"/>
    </style:style>
    <style:style style:name="T6" style:family="text">
      <style:text-properties fo:color="#111111" style:font-name="Noto Mono1" style:font-name-asian="微软雅黑 Light1"/>
    </style:style>
    <style:style style:name="T7" style:family="text">
      <style:text-properties fo:color="#00508f" style:font-name="Noto Mono1" fo:font-size="32pt" fo:font-weight="normal" style:font-name-asian="微软雅黑 Light1" style:font-size-asian="32pt" style:font-weight-asian="normal" style:font-size-complex="32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Noto Mono1" fo:font-size="32pt" fo:font-style="normal" fo:text-shadow="none" style:text-underline-style="none" fo:font-weight="normal" style:letter-kerning="true" fo:background-color="transparent" style:font-name-asian="微软雅黑 Light1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d4711a" style:font-name="Noto Mono1" style:font-name-asian="微软雅黑 Light1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第</text:span><text:span text:style-name="T2">3</text:span><text:span text:style-name="T2">讲 用户与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3">Linux</text:span><text:span text:style-name="T3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4">用户操作的是什么？</text:span></text:p>
            <text:p><text:span text:style-name="T5"/></text:p>
            <text:p><text:span text:style-name="T6">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1.926cm" svg:x="1.4cm" svg:y="0.628cm" presentation:class="subtitle">
          <draw:text-box>
            <text:p><text:span text:style-name="T3">Linux</text:span><text:span text:style-name="T3">继承</text:span><text:span text:style-name="T3">Unix</text:span><text:span text:style-name="T3">的设计思想：</text:span><text:span text:style-name="T7">一切皆文件</text:span><text:span text:style-name="T3">。</text:span></text:p>
            <text:p><text:span text:style-name="T3"/></text:p>
            <text:p><text:span text:style-name="T3">Linux</text:span><text:span text:style-name="T3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1">本次课程主要涉及基本的用户管理相关文件和命令，以及文件权限的基础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Linux</text:span><text:span text:style-name="T1">默认有一个</text:span><text:span text:style-name="T1">root</text:span><text:span text:style-name="T1">用户是超级用户，具有所有的权限。</text:span></text:p>
              </text:list-item>
              <text:list-item>
                <text:p><text:span text:style-name="T1">其他用户可以临时获取</text:span><text:span text:style-name="T1">root</text:span><text:span text:style-name="T1">权限，也可以切换到</text:span><text:span text:style-name="T1">root</text:span><text:span text:style-name="T1">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Linux</text:span><text:span text:style-name="T1">超级用户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尽管很多人认为</text:span><text:span text:style-name="T8">root</text:span><text:span text:style-name="T8">用户相当于</text:span><text:span text:style-name="T8">Windows</text:span><text:span text:style-name="T8">上的</text:span><text:span text:style-name="T8">administrator</text:span><text:span text:style-name="T8">用户。</text:span></text:p>
              </text:list-item>
              <text:list-item>
                <text:p><text:span text:style-name="T8">但是</text:span><text:span text:style-name="T8">ad</text:span><text:span text:style-name="T1">ministrator</text:span><text:span text:style-name="T1">还不是最高权限，而</text:span><text:span text:style-name="T1">root</text:span><text:span text:style-name="T1">可以毁掉整个系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root</text:span><text:span text:style-name="T1">用户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Ubuntu</text:span><text:span text:style-name="T1">系统安装过程中创建的用户可以临时获取</text:span><text:span text:style-name="T1">root</text:span><text:span text:style-name="T1">权限，并且可以修改</text:span><text:span text:style-name="T1">root</text:span><text:span text:style-name="T1">密码。</text:span></text:p>
              </text:list-item>
              <text:list-item>
                <text:p><text:span text:style-name="T1">CentOS</text:span><text:span text:style-name="T1">系统安装过程中会让用户设置</text:span><text:span text:style-name="T1">root</text:span><text:span text:style-name="T1">密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><text:span text:style-name="T1">在</text:span><text:span text:style-name="T1">Linux</text:span><text:span text:style-name="T1">上安装软件是需要权限的，所以普通用户使用</text:span><text:span text:style-name="T1">apt install </text:span><text:span text:style-name="T1">安装软件会失败。这需要</text:span><text:span text:style-name="T1">root</text:span><text:span text:style-name="T1">权限。</text:span></text:p>
            <text:p><text:span text:style-name="T1"/></text:p>
            <text:p><text:span text:style-name="T1">有两种方式可以获取</text:span><text:span text:style-name="T1">root</text:span><text:span text:style-name="T1">权限：</text:span></text:p>
            <text:p><text:span text:style-name="T1">sudo</text:span><text:span text:style-name="T1">和</text:span><text:span text:style-name="T1">su</text:span><text:span text:style-name="T1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sudo</text:span><text:span text:style-name="T1">命令允许用户临时以</text:span><text:span text:style-name="T1">root</text:span><text:span text:style-name="T1">权限运行命令。</text:span></text:p>
              </text:list-item>
              <text:list-item>
                <text:p><text:span text:style-name="T1">sudo</text:span><text:span text:style-name="T1">默认以</text:span><text:span text:style-name="T1">root</text:span><text:span text:style-name="T1">身份执行命令。</text:span></text:p>
              </text:list-item>
              <text:list-item>
                <text:p><text:span text:style-name="T1">sudo -u [</text:span><text:span text:style-name="T1">用户名</text:span><text:span text:style-name="T1">]</text:span><text:span text:style-name="T1">可以指定其他用户身份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/text:p>
          </draw:text-box>
        </draw:frame>
        <draw:frame presentation:style-name="pr6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">sudo</text:span><text:span text:style-name="T1">读取 </text:span><text:span text:style-name="T1">/etc/sudoers </text:span><text:span text:style-name="T1">文件的信息以判断当前用户是否有权限运行</text:span><text:span text:style-name="T1">sudo</text:span><text:span text:style-name="T1">。</text:span></text:p>
              </text:list-item>
              <text:list-item>
                <text:p><text:span text:style-name="T1">运行</text:span><text:span text:style-name="T1">sudo</text:span><text:span text:style-name="T1">输入的是当前用户的密码</text:span><text:span text:style-name="T1">,</text:span><text:span text:style-name="T1">这样使用授权的方式杜绝了</text:span><text:span text:style-name="T1">root</text:span><text:span text:style-name="T1">密码的泄露</text:span><text:span text:style-name="T1">,</text:span><text:span text:style-name="T1">同时可以根据需要进行用户授权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sudo</text:span><text:span text:style-name="T1">示例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获取软件包更新：</text:span><text:span text:style-name="T1">sudo apt update</text:span></text:p>
              </text:list-item>
              <text:list-item>
                <text:p><text:span text:style-name="T1">查看磁盘分区：</text:span><text:span text:style-name="T1">sudo fdisk -l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设置</text:span><text:span text:style-name="T1">root</text:span><text:span text:style-name="T1">密码</text:span></text:p>
          </draw:text-box>
        </draw:frame>
        <draw:frame presentation:style-name="pr6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<text:span text:style-name="T1">安装</text:span><text:span text:style-name="T1">Ubuntu</text:span><text:span text:style-name="T1">不会设置</text:span><text:span text:style-name="T1">root</text:span><text:span text:style-name="T1">密码，但是最开始的用户具备</text:span><text:span text:style-name="T1">sudo</text:span><text:span text:style-name="T1">的权限。</text:span></text:p>
              </text:list-item>
              <text:list-item>
                <text:p text:style-name="P5"><text:span text:style-name="T5">设置</text:span><text:span text:style-name="T5">root</text:span><text:span text:style-name="T5">密码：</text:span><text:span text:style-name="T5">sudo passwd root</text:span></text:p>
              </text:list-item>
              <text:list-item>
                <text:p text:style-name="P5"><text:span text:style-name="T1">如果近期没有使用</text:span><text:span text:style-name="T1">sudo</text:span><text:span text:style-name="T1">会提示输入用户密码。</text:span></text:p>
              </text:list-item>
              <text:list-item>
                <text:p text:style-name="P5"><text:span text:style-name="T1">之后会输入两次</text:span><text:span text:style-name="T1">root</text:span><text:span text:style-name="T1">密码并确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切换到</text:span><text:span text:style-name="T1">root</text:span><text:span text:style-name="T1">用户</text:span>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su</text:span><text:span text:style-name="T1">用于切换用户，默认</text:span><text:span text:style-name="T1">su</text:span><text:span text:style-name="T1">切换到</text:span><text:span text:style-name="T1">root</text:span><text:span text:style-name="T1">用户。</text:span></text:p>
              </text:list-item>
              <text:list-item>
                <text:p><text:span text:style-name="T1">带有</text:span><text:span text:style-name="T1">- </text:span><text:span text:style-name="T1">或</text:span><text:span text:style-name="T1">-l [</text:span><text:span text:style-name="T1">用户名</text:span><text:span text:style-name="T1">]</text:span><text:span text:style-name="T1">指定要切换的用户：</text:span></text:p>
                <text:list>
                  <text:list-header>
                    <text:p><text:span text:style-name="T9">su -l oklinux : </text:span><text:span text:style-name="T9">切换到</text:span><text:span text:style-name="T9">oklinux</text:span><text:span text:style-name="T9">用户</text:span></text:p>
                  </text:list-header>
                </text:list>
              </text:list-item>
              <text:list-item>
                <text:p><text:span text:style-name="T1">su</text:span><text:span text:style-name="T1">切换用户输入的是要切换用户的密码，而不是当前用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创建普通用户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dduser</text:span><text:span text:style-name="T1">命令用于创建用户，这里先使用它创建普通用户，这是最简单的情形。</text:span></text:p>
              </text:list-item>
              <text:list-item>
                <text:p><text:span text:style-name="T1">创建</text:span><text:span text:style-name="T1">oklinux</text:span><text:span text:style-name="T1">用户：</text:span></text:p>
                <text:p><text:span text:style-name="T1">sudo adduser oklinux</text:span></text:p>
              </text:list-item>
              <text:list-item>
                <text:p><text:span text:style-name="T1">这种情况同时会创建一个</text:span><text:span text:style-name="T1">oklinux</text:span><text:span text:style-name="T1">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office:forms form:automatic-focus="false" form:apply-design-mode="false"/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创建用户组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ddgroup</text:span><text:span text:style-name="T1">用于创建用户组。</text:span></text:p>
              </text:list-item>
              <text:list-item>
                <text:p><text:span text:style-name="T1">示例：</text:span></text:p>
                <text:p><text:span text:style-name="T1">sudo addgroup h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创建用户指定用户组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创建</text:span><text:span text:style-name="T1">linuxer</text:span><text:span text:style-name="T1">并指定组为</text:span><text:span text:style-name="T1">h5</text:span></text:p>
                <text:p><text:span text:style-name="T1">sudo adduser --ingroup h5 linuxer</text:span></text:p>
              </text:list-item>
              <text:list-item>
                <text:p><text:span text:style-name="T1">如果</text:span><text:span text:style-name="T1">h5</text:span><text:span text:style-name="T1">组的</text:span><text:span text:style-name="T1">ID</text:span><text:span text:style-name="T1">为</text:span><text:span text:style-name="T1">1003</text:span><text:span text:style-name="T1">也可以是：</text:span></text:p>
                <text:p><text:span text:style-name="T1">sudo –-gid 1003 linux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保存用户和组的文件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/etc/passwd</text:span><text:span text:style-name="T1">保存用户的信息。</text:span></text:p>
              </text:list-item>
              <text:list-item>
                <text:p><text:span text:style-name="T1">/etc/group</text:span><text:span text:style-name="T1">保存用户组的信息。</text:span></text:p>
              </text:list-item>
              <text:list-item>
                <text:p><text:span text:style-name="T1">可以使用</text:span><text:span text:style-name="T1">cat</text:span><text:span text:style-name="T1">命令查看文件内容：</text:span></text:p>
                <text:p><text:span text:style-name="T1">cat /etc/passw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用户组与权限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用户的权限是其所在组权限之和。</text:span></text:p>
              </text:list-item>
              <text:list-item>
                <text:p><text:span text:style-name="T1">一般在</text:span><text:span text:style-name="T1">sudoers</text:span><text:span text:style-name="T1">文件中会有一行：</text:span></text:p>
                <text:p><text:span text:style-name="T1">%sudo ALL=(ALL:ALL) ALL</text:span></text:p>
              </text:list-item>
              <text:list-item>
                <text:p><text:span text:style-name="T1">这表示属于</text:span><text:span text:style-name="T1">sudo</text:span><text:span text:style-name="T1">组的用户可以运行</text:span><text:span text:style-name="T1">sudo</text:span><text:span text:style-name="T1">命令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如何把用户加入到</text:span><text:span text:style-name="T1">sudo</text:span><text:span text:style-name="T1">组</text:span></text:p>
          </draw:text-box>
        </draw:frame>
        <draw:frame presentation:style-name="pr6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<text:span text:style-name="T1">命令</text:span><text:span text:style-name="T1">usermod</text:span><text:span text:style-name="T1">用于修改一个用户的信息。</text:span></text:p>
              </text:list-item>
              <text:list-item>
                <text:p><text:span text:style-name="T1">usermod</text:span><text:span text:style-name="T1">的</text:span><text:span text:style-name="T1">-a -G</text:span><text:span text:style-name="T1">两个选项配合使用可以完成此操作。</text:span></text:p>
              </text:list-item>
              <text:list-item>
                <text:p><text:span text:style-name="T1">把</text:span><text:span text:style-name="T1">oklinux</text:span><text:span text:style-name="T1">加入到</text:span><text:span text:style-name="T1">sudo</text:span><text:span text:style-name="T1">组：</text:span></text:p>
                <text:p><text:span text:style-name="T1">sudo usermod -G sudo -a oklinu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draw:frame presentation:style-name="pr7" draw:layer="layout" svg:width="25.199cm" svg:height="2.572cm" svg:x="1.4cm" svg:y="0.628cm" presentation:class="title" presentation:user-transformed="true">
          <draw:text-box>
            <text:p><text:span text:style-name="T1">添加用户组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可以直接编辑</text:span><text:span text:style-name="T1">/etc/group</text:span><text:span text:style-name="T1">文件把一个用户加入到某一个组。</text:span></text:p>
              </text:list-item>
              <text:list-item>
                <text:p><text:span text:style-name="T1">但是要保证格式正确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<text:span text:style-name="T1">删除用户和组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删除用户的命令是：</text:span><text:span text:style-name="T1">deluser</text:span></text:p>
                <text:p><text:span text:style-name="T1">sudo deluser oklinux</text:span></text:p>
                <text:p><text:span text:style-name="T1">sudo deluser –-remove-home oklinux</text:span></text:p>
              </text:list-item>
              <text:list-item>
                <text:p><text:span text:style-name="T1">删除用户组的命令是</text:span><text:span text:style-name="T1">delgroup</text:span></text:p>
                <text:p><text:span text:style-name="T1">sudo delgroup h5</text:span></text:p>
              </text:list-item>
            </text:list>
          </draw:text-box>
        </draw:frame>
        <draw:line draw:style-name="gr2" draw:text-style-name="P6" draw:layer="layout" svg:x1="20.6cm" svg:y1="4.8cm" svg:x2="18.2cm" svg:y2="8cm">
          <text:p/>
        </draw:line>
        <draw:custom-shape draw:style-name="gr3" draw:text-style-name="P8" draw:layer="layout" svg:width="9cm" svg:height="1.8cm" svg:x="18.2cm" svg:y="3cm">
          <text:p text:style-name="P7"><text:span text:style-name="T10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文件以及文件的权限</text:span>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文件具有所属用户以及用户组，并具备可操作的权限。</text:span></text:p>
              </text:list-item>
              <text:list-item>
                <text:p><text:span text:style-name="T1">通常来说除</text:span><text:span text:style-name="T1">root</text:span><text:span text:style-name="T1">用户之外，其他用户都只能操作自己的文件或用户所在组的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draw:frame presentation:style-name="pr1" draw:layer="layout" svg:width="25.199cm" svg:height="2.572cm" svg:x="1.4cm" svg:y="0.628cm" presentation:class="title" presentation:user-transformed="true">
          <draw:text-box>
            <text:p><text:span text:style-name="T1">查看文件的权限</text:span></text:p>
          </draw:text-box>
        </draw:frame>
        <draw:frame presentation:style-name="pr6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1">查看文件权限：</text:span><text:span text:style-name="T1">ls -l</text:span><text:span text:style-name="T1">可以查看文件详细信息。其中第一项显示了文件权限。</text:span></text:p>
              </text:list-item>
              <text:list-item>
                <text:p><text:span text:style-name="T1">r,w,x</text:span><text:span text:style-name="T1">分别表示：可读，可写，可执行。</text:span></text:p>
              </text:list-item>
              <text:list-item>
                <text:p><text:span text:style-name="T1">第三项和第四项表示所属用户和用户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1" svg:font-family="'Courier 10 Pitch'" style:font-pitch="fixed"/>
    <style:font-face style:name="Courier 10 Pitch2" svg:font-family="'Courier 10 Pitch'" style:font-adornments="Roman" style:font-pitch="fixed"/>
    <style:font-face style:name="FreeMono3" svg:font-family="FreeMono" style:font-adornments="标准" style:font-family-generic="modern" style:font-pitch="fixed"/>
    <style:font-face style:name="Noto Mono1" svg:font-family="'Noto Mono'" style:font-family-generic="modern" style:font-pitch="fixed"/>
    <style:font-face style:name="Noto Mono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FreeMono2" svg:font-family="FreeMono" style:font-adornments="标准" style:font-family-generic="modern" style:font-pitch="variable"/>
    <style:font-face style:name="FreeMono" svg:font-family="FreeMono" style:font-family-generic="roman" style:font-pitch="variable"/>
    <style:font-face style:name="FreeMono1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微软雅黑 Light1" svg:font-family="'微软雅黑 Light'" style:font-family-generic="swiss" style:font-pitch="variable"/>
    <style:font-face style:name="微软雅黑 Light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_35__20_Percent" draw:display-name="5 Percent" xlink:href="Pictures/100000000000000800000008D206B32010928CC5.png" xlink:type="simple" xlink:show="embed" xlink:actuate="onLoad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6T20:44:25.416000000</dc:date>
    <meta:editing-duration>PT6H31M26S</meta:editing-duration>
    <meta:editing-cycles>58</meta:editing-cycles>
    <meta:generator>LibreOffice/6.3.3.2$Windows_X86_64 LibreOffice_project/a64200df03143b798afd1ec74a12ab50359878ed</meta:generator>
    <meta:document-statistic meta:object-count="114"/>
  </office:meta>
</office:document-meta>
</file>